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ProximaNova-Regular" svg:font-family="ProximaNova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1.7445in"/>
    </style:style>
    <style:style style:name="co4" style:family="table-column">
      <style:table-column-properties fo:break-before="auto" style:column-width="1.061in"/>
    </style:style>
    <style:style style:name="ro1" style:family="table-row">
      <style:table-row-properties style:row-height="0.1665in" fo:break-before="auto" style:use-optimal-row-height="true"/>
    </style:style>
    <style:style style:name="ro2" style:family="table-row">
      <style:table-row-properties style:row-height="0.3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000000"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background-color="#7e0021"/>
      <style:text-properties fo:color="#ffffff" style:text-outline="false" style:text-line-through-style="none" style:font-name="ProximaNova-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ximaNova-Regular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ProximaNova-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ximaNova-Regular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7e0021"/>
      <style:text-properties fo:color="#ffffff" style:font-name="ProximaNova-Regular" fo:font-size="13pt" fo:language="en" fo:country="US" style:font-name-asian="ProximaNova-Regular" style:font-size-asian="13pt" style:language-asian="en" style:country-asian="US" style:font-name-complex="ProximaNova-Regular" style:font-size-complex="7.34999990463257pt" style:language-complex="en" style:country-complex="US"/>
    </style:style>
    <style:style style:name="ce7" style:family="table-cell" style:parent-style-name="Default">
      <style:text-properties fo:color="#000000" style:font-name="ProximaNova-Regular" fo:font-size="13pt" fo:language="en" fo:country="US" style:font-name-asian="ProximaNova-Regular" style:font-size-asian="13pt" style:language-asian="en" style:country-asian="US" style:font-name-complex="ProximaNova-Regular" style:font-size-complex="7.34999990463257pt" style:language-complex="en" style:country-complex="US"/>
    </style:style>
    <style:style style:name="ce8" style:family="table-cell" style:parent-style-name="Default">
      <style:table-cell-properties fo:background-color="#ff9999"/>
      <style:text-properties fo:color="#000000" style:text-outline="false" style:text-line-through-style="none" style:font-name="ProximaNova-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ximaNova-Regular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b2b2b2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1" table:number-columns-repeated="102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/>
          <table:table-cell table:style-name="ce3" office:value-type="string">
            <text:p>Розділи</text:p>
          </table:table-cell>
          <table:table-cell table:style-name="ce1" office:value-type="string">
            <text:p>Підрозділи</text:p>
          </table:table-cell>
          <table:table-cell table:style-name="ce1" office:value-type="string">
            <text:p>Контент</text:p>
          </table:table-cell>
          <table:table-cell table:style-name="ce1" table:number-columns-repeated="1020"/>
        </table:table-row>
        <table:table-row table:style-name="ro3">
          <table:table-cell/>
          <table:table-cell table:style-name="ce4" office:value-type="string">
            <text:p>BESUCHERINFOS</text:p>
          </table:table-cell>
          <table:table-cell table:number-columns-repeated="1022"/>
        </table:table-row>
        <table:table-row table:style-name="ro3">
          <table:table-cell/>
          <table:table-cell table:style-name="ce5"/>
          <table:table-cell table:style-name="ce8" office:value-type="string">
            <text:p>ANFAHRT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5"/>
          <table:table-cell table:style-name="ce8" office:value-type="string">
            <text:p>ÖFFNUNGSZEITEN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5"/>
          <table:table-cell table:style-name="ce8" office:value-type="string">
            <text:p>PREIS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5"/>
          <table:table-cell table:style-name="ce8" office:value-type="string">
            <text:p>KONTAKT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5"/>
          <table:table-cell table:style-name="ce8" office:value-type="string">
            <text:p>NEWSLETTER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6" office:value-type="string">
            <text:p>AUSSTELLUNGEN</text:p>
          </table:table-cell>
          <table:table-cell table:number-columns-repeated="1022"/>
        </table:table-row>
        <table:table-row table:style-name="ro3">
          <table:table-cell/>
          <table:table-cell table:style-name="ce7"/>
          <table:table-cell table:style-name="ce8" office:value-type="string">
            <text:p>AKTUELL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7"/>
          <table:table-cell table:style-name="ce8" office:value-type="string">
            <text:p>KOMMEND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7"/>
          <table:table-cell table:style-name="ce8" office:value-type="string">
            <text:p>BISHERIG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6" office:value-type="string">
            <text:p>KONZEPT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6" office:value-type="string">
            <text:p>PUBLIKATIONEN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4" office:value-type="string">
            <text:p>VERANSTALTUNGEN</text:p>
          </table:table-cell>
          <table:table-cell table:number-columns-repeated="1022"/>
        </table:table-row>
        <table:table-row table:style-name="ro3">
          <table:table-cell/>
          <table:table-cell table:style-name="ce5"/>
          <table:table-cell table:style-name="ce8" office:value-type="string">
            <text:p>AKTUELLE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5"/>
          <table:table-cell table:style-name="ce8" office:value-type="string">
            <text:p>FÜR KINDER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5"/>
          <table:table-cell table:style-name="ce8" office:value-type="string">
            <text:p>KALENDER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5"/>
          <table:table-cell table:style-name="ce8" office:value-type="string">
            <text:p>ARCHIV</text:p>
          </table:table-cell>
          <table:table-cell table:style-name="ce9"/>
          <table:table-cell table:number-columns-repeated="1020"/>
        </table:table-row>
        <table:table-row table:style-name="ro3">
          <table:table-cell/>
          <table:table-cell table:style-name="ce4" office:value-type="string">
            <text:p>VERMIETUNG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4" office:value-type="string">
            <text:p>MUSEUMSTEAM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4" office:value-type="string">
            <text:p>JOBS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4" office:value-type="string">
            <text:p>PRESSE</text:p>
          </table:table-cell>
          <table:table-cell/>
          <table:table-cell table:style-name="ce9"/>
          <table:table-cell table:number-columns-repeated="1020"/>
        </table:table-row>
        <table:table-row table:style-name="ro3">
          <table:table-cell/>
          <table:table-cell table:style-name="ce4" office:value-type="string">
            <text:p>STIFTUNG</text:p>
          </table:table-cell>
          <table:table-cell/>
          <table:table-cell table:style-name="ce9"/>
          <table:table-cell table:number-columns-repeated="1020"/>
        </table:table-row>
        <table:table-row table:style-name="ro3" table:number-rows-repeated="10485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Лист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ProximaNova-Regular" svg:font-family="ProximaNova-Regular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2">03/12/2018</text:date>, <text:time>09:17:57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2T08:33:36</meta:creation-date>
    <dc:date>2018-03-12T09:17:57</dc:date>
    <meta:editing-duration>PT20M45S</meta:editing-duration>
    <meta:editing-cycles>9</meta:editing-cycles>
    <meta:generator>OpenOffice/4.1.5$Unix OpenOffice.org_project/415m1$Build-9789</meta:generator>
    <meta:document-statistic meta:table-count="3" meta:cell-count="25" meta:object-count="0"/>
  </office:meta>
</office:document-meta>
</file>